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text:style-name="L1">
        <text:list-item>
          <text:p text:style-name="P1">Create a new project. Creates a directory to store the project assets and creates an empty scene file.</text:p>
        </text:list-item>
        <text:list-item>
          <text:p text:style-name="P1">Import content. Add one or more content directories to the project. These will be monitored, and anytime a file changes it will be automatically converted to a compiled asset in the project directory. The data conversion will be handled by plugins. Initially I will probably provide plugins for the .OBJ file format and a couple of image formats, and work up from there.</text:p>
        </text:list-item>
        <text:list-item>
          <text:p text:style-name="P1">Add behaviors. The editor will automatically register any assemblies that are placed in the binaries folder. The build system (see Build System document) will take care of making that easy to manage. New binary extension modules can be dropped into the binaries directory; source code extension modules can be dropped into the extensions folder where they will get picked up by the build system.</text:p>
        </text:list-item>
        <text:list-item>
          <text:p text:style-name="P1">Build the scene. This can all be drag-and-drop, along the lines of:</text:p>
          <text:list>
            <text:list-item>
              <text:p text:style-name="P1">Add a new actor to the scene. Give it a name.</text:p>
            </text:list-item>
            <text:list-item>
              <text:p text:style-name="P1">Drag new behaviors into the actor. Set their properties.</text:p>
            </text:list-item>
            <text:list-item>
              <text:p text:style-name="P1">Attach behaviors to assets such as meshes, shaders, etc.</text:p>
            </text:list-item>
          </text:list>
        </text:list-item>
        <text:list-item>
          <text:p text:style-name="P1">Create deployment packages. When the scenes are ready to go, you can create deployment packages that will automatically assemble all of the files required by the project and bundle them up into an installation package (see Deployment System docu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2-02T15:45:05</meta:creation-date>
    <dc:creator>Jason Perkins</dc:creator>
    <dc:date>2006-02-02T15:51:48</dc:date>
    <meta:editing-cycles>2</meta:editing-cycles>
    <meta:editing-duration>PT6M43S</meta:editing-duration>
    <meta:user-defined meta:name="Info 1"/>
    <meta:user-defined meta:name="Info 2"/>
    <meta:user-defined meta:name="Info 3"/>
    <meta:user-defined meta:name="Info 4"/>
    <meta:document-statistic meta:table-count="0" meta:image-count="0" meta:object-count="0" meta:page-count="1" meta:paragraph-count="8" meta:word-count="227" meta:character-count="1342"/>
  </office:meta>
</office:document-meta>
</file>